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paragraph-rsid="001a7105" fo:background-color="#1f1f1f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T1" style:family="text">
      <style:text-properties officeooo:rsid="001a71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d7ba7d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6.1</text:p>
      <text:p text:style-name="P3"/>
      <text:p text:style-name="P3">Тема: <text:span text:style-name="T2">закрепить усвоенные знания, понятия, алгоритмы, основные принципы составления</text:span></text:p>
      <text:p text:style-name="P4">программ, приобрести навыки составление программ циклической структуры в IDE</text:p>
      <text:p text:style-name="P4">PyCharm Community.</text:p>
      <text:p text:style-name="P4"/>
      <text:p text:style-name="P4"/>
      <text:p text:style-name="P3">Постановка задачи.</text:p>
      <text:p text:style-name="P3"/>
      <text:p text:style-name="P8">Дан первый член A и знаменатель D геометрической прогрессии. Сформировать и</text:p>
      <text:p text:style-name="P8">вывести список размера 10, содержащий 10 первых членов данной прогрессии: A,</text:p>
      <text:p text:style-name="P8">A* D, A* D**2, A*D**3, ... .</text:p>
      <text:p text:style-name="P3"/>
      <text:p text:style-name="P3"/>
      <text:p text:style-name="P3">Текст программы:</text:p>
      <text:p text:style-name="P3"/>
      <text:p text:style-name="P6"><text:span text:style-name="T3">a</text:span> <text:span text:style-name="T4">=</text:span> <text:span text:style-name="T5">int</text:span>(<text:span text:style-name="T6">input</text:span>(<text:span text:style-name="T7">'Введите первый член геометричесой прогрессии: '</text:span>))</text:p>
      <text:p text:style-name="P5"><text:span text:style-name="T3">d</text:span> <text:span text:style-name="T4">=</text:span> <text:span text:style-name="T5">int</text:span>(<text:span text:style-name="T6">input</text:span>(<text:span text:style-name="T7">'Введите знаменатель геометричесой прогрессии: '</text:span>))</text:p>
      <text:p text:style-name="P5"><text:span text:style-name="T3">geom_p</text:span> <text:span text:style-name="T4">=</text:span> []</text:p>
      <text:p text:style-name="P5"><text:span text:style-name="T8">for</text:span> <text:span text:style-name="T3">i</text:span> <text:span text:style-name="T8">in</text:span> <text:span text:style-name="T5">range</text:span>(<text:span text:style-name="T9">1</text:span>, <text:span text:style-name="T9">11</text:span>):</text:p>
      <text:p text:style-name="P5"><text:span text:style-name="T3">geom_p</text:span>.<text:span text:style-name="T6">append</text:span>(<text:span text:style-name="T3">a</text:span><text:span text:style-name="T4">*</text:span><text:span text:style-name="T3">d</text:span><text:span text:style-name="T4">**</text:span><text:span text:style-name="T3">i</text:span>)</text:p>
      <text:p text:style-name="P5"><text:span text:style-name="T6">print</text:span>(<text:span text:style-name="T10">f</text:span><text:span text:style-name="T7">'10 первых членов геометрической прогрессии вида: A* D, A* D**2, A*D**3 </text:span><text:span text:style-name="T11">\n</text:span><text:span text:style-name="T10">{</text:span><text:span text:style-name="T3">geom_p</text:span><text:span text:style-name="T10">}</text:span><text:span text:style-name="T7">'</text:span>)</text:p>
      <text:p text:style-name="P6"/>
      <text:p text:style-name="P3"/>
      <text:p text:style-name="P3"/>
      <text:p text:style-name="P3">Протокол работы программы:</text:p>
      <text:p text:style-name="P3"/>
      <text:p text:style-name="P4">Введите первый член геометричесой прогрессии: 2</text:p>
      <text:p text:style-name="P4">Введите знаменатель геометричесой прогрессии: 4</text:p>
      <text:p text:style-name="P4">10 первых членов геометрической прогрессии вида: A* D, A* D**2, A*D**3 </text:p>
      <text:p text:style-name="P4">[8, 32, 128, 512, 2048, 8192, 32768, 131072, 524288, 2097152]</text:p>
      <text:p text:style-name="P3"/>
      <text:p text:style-name="P3"/>
      <text:p text:style-name="P3">Вывод: <text:span text:style-name="T2">в процессе выполнения практического занятия выработал(а) навыки составления</text:span></text:p>
      <text:p text:style-name="P4">программ в IDE PyCharm Community.</text:p>
      <text:p text:style-name="P4">Выполнены разработка кода, отладка, тестирование, оптимизация программного кода.</text:p>
      <text:p text:style-name="P4">Готовые программные коды выложены на GitHub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3-11-06T18:26:04.285266729</dc:date>
    <meta:editing-duration>PT8M48S</meta:editing-duration>
    <meta:editing-cycles>1</meta:editing-cycles>
    <meta:document-statistic meta:table-count="0" meta:image-count="0" meta:object-count="0" meta:page-count="1" meta:paragraph-count="25" meta:word-count="160" meta:character-count="1215" meta:non-whitespace-character-count="1079"/>
    <meta:generator>LibreOffice/7.3.7.2$Linux_X86_64 LibreOffice_project/30$Build-2</meta:generator>
  </office:meta>
</office:document-meta>
</file>